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a0d01" officeooo:paragraph-rsid="001a0d01"/>
    </style:style>
    <style:style style:name="P2" style:family="paragraph" style:parent-style-name="Standard">
      <style:text-properties officeooo:rsid="001a0d01" officeooo:paragraph-rsid="00244892"/>
    </style:style>
    <style:style style:name="P3" style:family="paragraph" style:parent-style-name="Standard">
      <style:text-properties officeooo:rsid="001a0d01" officeooo:paragraph-rsid="0025f92e"/>
    </style:style>
    <style:style style:name="P4" style:family="paragraph" style:parent-style-name="Standard" style:list-style-name="L1">
      <style:text-properties officeooo:rsid="001a0d01" officeooo:paragraph-rsid="001a0d01"/>
    </style:style>
    <style:style style:name="P5" style:family="paragraph" style:parent-style-name="Standard" style:list-style-name="L2">
      <style:text-properties officeooo:rsid="001a0d01" officeooo:paragraph-rsid="00244892"/>
    </style:style>
    <style:style style:name="P6" style:family="paragraph" style:parent-style-name="Standard" style:list-style-name="L3">
      <style:text-properties officeooo:rsid="001a0d01" officeooo:paragraph-rsid="0025f92e"/>
    </style:style>
    <style:style style:name="P7" style:family="paragraph" style:parent-style-name="Standard">
      <style:text-properties officeooo:rsid="001b465b" officeooo:paragraph-rsid="001b465b"/>
    </style:style>
    <style:style style:name="P8" style:family="paragraph" style:parent-style-name="Standard">
      <style:text-properties officeooo:rsid="001b465b" officeooo:paragraph-rsid="00244892"/>
    </style:style>
    <style:style style:name="P9" style:family="paragraph" style:parent-style-name="Standard">
      <style:text-properties officeooo:rsid="001b465b" officeooo:paragraph-rsid="0025f92e"/>
    </style:style>
    <style:style style:name="T1" style:family="text">
      <style:text-properties officeooo:rsid="001cd843"/>
    </style:style>
    <style:style style:name="T2" style:family="text">
      <style:text-properties officeooo:rsid="001e7957"/>
    </style:style>
    <style:style style:name="T3" style:family="text">
      <style:text-properties officeooo:rsid="00205929"/>
    </style:style>
    <style:style style:name="T4" style:family="text">
      <style:text-properties officeooo:rsid="00230240"/>
    </style:style>
    <style:style style:name="T5" style:family="text">
      <style:text-properties officeooo:rsid="00244892"/>
    </style:style>
    <style:style style:name="T6" style:family="text">
      <style:text-properties officeooo:rsid="0026d5aa"/>
    </style:style>
    <style:style style:name="T7" style:family="text">
      <style:text-properties officeooo:rsid="0027884d"/>
    </style:style>
    <style:style style:name="T8" style:family="text">
      <style:text-properties officeooo:rsid="0028e717"/>
    </style:style>
    <style:style style:name="T9" style:family="text">
      <style:text-properties officeooo:rsid="002acecf"/>
    </style:style>
    <style:style style:name="T10" style:family="text">
      <style:text-properties officeooo:rsid="002c27ce"/>
    </style:style>
    <style:style style:name="T11" style:family="text">
      <style:text-properties officeooo:rsid="002e79ad"/>
    </style:style>
    <style:style style:name="T12" style:family="text">
      <style:text-properties officeooo:rsid="002eacc1"/>
    </style:style>
    <style:style style:name="T13" style:family="text">
      <style:text-properties officeooo:rsid="002ec597"/>
    </style:style>
    <style:style style:name="T14" style:family="text">
      <style:text-properties officeooo:rsid="002f614e"/>
    </style:style>
    <style:style style:name="T15" style:family="text">
      <style:text-properties officeooo:rsid="002f84c8"/>
    </style:style>
    <style:style style:name="T16" style:family="text">
      <style:text-properties officeooo:rsid="0030cf66"/>
    </style:style>
    <style:style style:name="T17" style:family="text">
      <style:text-properties officeooo:rsid="00340922"/>
    </style:style>
    <style:style style:name="T18" style:family="text">
      <style:text-properties officeooo:rsid="0034b87f"/>
    </style:style>
    <style:style style:name="T19" style:family="text">
      <style:text-properties officeooo:rsid="003605cb"/>
    </style:style>
    <style:style style:name="T20" style:family="text">
      <style:text-properties officeooo:rsid="0039eba5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AB (KERNEL NO RT)</text:p>
      <text:p text:style-name="P7"/>
      <text:list xml:id="list1531187955" text:style-name="L1">
        <text:list-item>
          <text:p text:style-name="P4">MEDIA S1: <text:span text:style-name="T2">3.467</text:span></text:p>
        </text:list-item>
        <text:list-item>
          <text:p text:style-name="P4">MAX S1: <text:span text:style-name="T3">198.664</text:span></text:p>
          <text:p text:style-name="P4"/>
        </text:list-item>
        <text:list-item>
          <text:p text:style-name="P4">MEDIA S<text:span text:style-name="T1">2</text:span>: <text:span text:style-name="T1">6.132</text:span></text:p>
        </text:list-item>
        <text:list-item>
          <text:p text:style-name="P4">MAX S<text:span text:style-name="T1">2</text:span>: <text:span text:style-name="T1">196.050</text:span></text:p>
          <text:p text:style-name="P4"/>
        </text:list-item>
        <text:list-item>
          <text:p text:style-name="P4">MEDIA S3: <text:span text:style-name="T4">4.115</text:span></text:p>
        </text:list-item>
        <text:list-item>
          <text:p text:style-name="P4">MAX S3: <text:span text:style-name="T4">2.532.448</text:span></text:p>
        </text:list-item>
      </text:list>
      <text:p text:style-name="P1"/>
      <text:p text:style-name="P1"/>
      <text:p text:style-name="P2"><text:span text:style-name="T5">RBPi</text:span> (KERNEL NO RT) <text:span text:style-name="T6">(</text:span><text:span text:style-name="T7">RBPi </text:span><text:span text:style-name="T6">03)</text:span></text:p>
      <text:p text:style-name="P8"/>
      <text:list xml:id="list4083480244" text:style-name="L2">
        <text:list-item>
          <text:p text:style-name="P5">MEDIA S1: <text:s/><text:span text:style-name="T8">23.182</text:span></text:p>
        </text:list-item>
        <text:list-item>
          <text:p text:style-name="P5">MAX S1: <text:span text:style-name="T8">180.944</text:span></text:p>
          <text:p text:style-name="P5"/>
        </text:list-item>
        <text:list-item>
          <text:p text:style-name="P5">MEDIA S<text:span text:style-name="T1">2</text:span>: <text:span text:style-name="T10">24.376</text:span></text:p>
        </text:list-item>
        <text:list-item>
          <text:p text:style-name="P5">MAX S<text:span text:style-name="T1">2</text:span>: <text:span text:style-name="T9">311.394</text:span></text:p>
          <text:p text:style-name="P5"/>
        </text:list-item>
        <text:list-item>
          <text:p text:style-name="P5">MEDIA S3: <text:s/><text:span text:style-name="T11">20.424</text:span></text:p>
        </text:list-item>
        <text:list-item>
          <text:p text:style-name="P5">MAX S3: <text:span text:style-name="T11">138.215</text:span></text:p>
        </text:list-item>
      </text:list>
      <text:p text:style-name="P2"/>
      <text:p text:style-name="P2"/>
      <text:p text:style-name="P3"><text:span text:style-name="T5">RBPi</text:span> (KERNEL RT)</text:p>
      <text:p text:style-name="P9"/>
      <text:list xml:id="list2526507050" text:style-name="L3">
        <text:list-item>
          <text:p text:style-name="P6">MEDIA S1: <text:span text:style-name="T13">22.028</text:span></text:p>
        </text:list-item>
        <text:list-item>
          <text:p text:style-name="P6">MAX S1: <text:s/><text:span text:style-name="T12">6</text:span><text:span text:style-name="T20">2</text:span><text:span text:style-name="T12">.</text:span><text:span text:style-name="T20">418</text:span></text:p>
          <text:p text:style-name="P6"/>
        </text:list-item>
        <text:list-item>
          <text:p text:style-name="P6">MEDIA S<text:span text:style-name="T1">2</text:span>: <text:s/><text:span text:style-name="T16">14.835</text:span></text:p>
        </text:list-item>
        <text:list-item>
          <text:p text:style-name="P6">MAX S<text:span text:style-name="T1">2</text:span>: <text:span text:style-name="T14">7</text:span><text:span text:style-name="T15">9</text:span><text:span text:style-name="T14">.</text:span><text:span text:style-name="T15">773</text:span></text:p>
          <text:p text:style-name="P6"/>
        </text:list-item>
        <text:list-item>
          <text:p text:style-name="P6">MEDIA S3: <text:s/><text:span text:style-name="T19">23.020</text:span></text:p>
        </text:list-item>
        <text:list-item>
          <text:p text:style-name="P6">MAX S3: <text:span text:style-name="T18">82</text:span><text:span text:style-name="T17">.</text:span><text:span text:style-name="T18">061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3T09:05:11.958280687</meta:creation-date>
    <dc:date>2022-10-13T09:45:53.615844880</dc:date>
    <meta:editing-duration>PT40M30S</meta:editing-duration>
    <meta:editing-cycles>29</meta:editing-cycles>
    <meta:generator>LibreOffice/7.3.5.2$Linux_X86_64 LibreOffice_project/30$Build-2</meta:generator>
    <meta:document-statistic meta:table-count="0" meta:image-count="0" meta:object-count="0" meta:page-count="1" meta:paragraph-count="27" meta:word-count="91" meta:character-count="367" meta:non-whitespace-character-count="316"/>
  </office:meta>
</office:document-meta>
</file>